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indent="1.249cm" style:auto-text-indent="false" style:text-autospace="none"/>
      <style:text-properties style:font-name="Times New Roman" fo:font-size="12pt" fo:language="en" fo:country="US" officeooo:paragraph-rsid="001d4509" style:font-size-asian="12pt" style:language-asian="fr" style:country-asian="FR" style:font-name-complex="Times New Roman" style:font-size-complex="12pt"/>
    </style:style>
    <style:style style:name="P2" style:family="paragraph" style:parent-style-name="Standard">
      <style:paragraph-properties fo:margin-left="0cm" fo:margin-right="0cm" fo:margin-top="0cm" fo:margin-bottom="0cm" loext:contextual-spacing="false" fo:line-height="100%" fo:text-indent="1.249cm" style:auto-text-indent="false" style:text-autospace="none"/>
      <style:text-properties style:font-name="Times New Roman" fo:font-size="12pt" officeooo:paragraph-rsid="001d4509" style:font-size-asian="12pt" style:language-asian="fr" style:country-asian="FR" style:font-name-complex="Times New Roman" style:font-size-complex="12pt"/>
    </style:style>
    <style:style style:name="P3"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officeooo:paragraph-rsid="001d4509"/>
    </style:style>
    <style:style style:name="P4"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fo:font-weight="bold" officeooo:paragraph-rsid="001d4509" style:font-weight-asian="bold"/>
    </style:style>
    <style:style style:name="P5"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style:text-underline-style="solid" style:text-underline-width="auto" style:text-underline-color="font-color" officeooo:paragraph-rsid="001d4509"/>
    </style:style>
    <style:style style:name="P6"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style:font-name="Times New Roman" fo:font-size="12pt" fo:language="en" fo:country="US" officeooo:paragraph-rsid="001d4509" style:font-size-asian="12pt" style:language-asian="fr" style:country-asian="FR" style:font-name-complex="Times New Roman" style:font-size-complex="12pt"/>
    </style:style>
    <style:style style:name="P7" style:family="paragraph" style:parent-style-name="Normal_20__28_Web_29_">
      <style:paragraph-properties fo:margin-left="0cm" fo:margin-right="0cm" fo:margin-top="0cm" fo:margin-bottom="0cm" loext:contextual-spacing="false" fo:line-height="100%" fo:text-align="justify" style:justify-single-word="false" fo:text-indent="1.249cm" style:auto-text-indent="false"/>
      <style:text-properties fo:language="en" fo:country="US" officeooo:paragraph-rsid="001d4509"/>
    </style:style>
    <style:style style:name="P8" style:family="paragraph" style:parent-style-name="Normal_20__28_Web_29_">
      <style:paragraph-properties fo:margin-top="0cm" fo:margin-bottom="0cm" loext:contextual-spacing="false" fo:line-height="100%" fo:text-align="justify" style:justify-single-word="false"/>
      <style:text-properties fo:font-weight="bold" officeooo:paragraph-rsid="001d4509" style:font-weight-asian="bold"/>
    </style:style>
    <style:style style:name="P9" style:family="paragraph" style:parent-style-name="Normal_20__28_Web_29_">
      <style:paragraph-properties fo:margin-top="0cm" fo:margin-bottom="0cm" loext:contextual-spacing="false" fo:line-height="100%" fo:text-align="justify" style:justify-single-word="false"/>
      <style:text-properties style:text-underline-style="solid" style:text-underline-width="auto" style:text-underline-color="font-color" officeooo:paragraph-rsid="001d4509"/>
    </style:style>
    <style:style style:name="P10" style:family="paragraph" style:parent-style-name="Normal_20__28_Web_29_">
      <style:paragraph-properties fo:margin-top="0cm" fo:margin-bottom="0cm" loext:contextual-spacing="false" fo:line-height="100%" fo:text-align="justify" style:justify-single-word="false"/>
      <style:text-properties officeooo:paragraph-rsid="001d4509"/>
    </style:style>
    <style:style style:name="P11" style:family="paragraph" style:parent-style-name="Normal_20__28_Web_29_">
      <style:paragraph-properties fo:margin-top="0cm" fo:margin-bottom="0cm" loext:contextual-spacing="false" fo:line-height="100%" fo:text-align="justify" style:justify-single-word="false"/>
      <style:text-properties fo:language="en" fo:country="US" officeooo:paragraph-rsid="001d4509"/>
    </style:style>
    <style:style style:name="T1" style:family="text">
      <style:text-properties fo:language="en" fo:country="US"/>
    </style:style>
    <style:style style:name="T2" style:family="text">
      <style:text-properties fo:font-weight="bold" style:font-weight-asian="bold"/>
    </style:style>
    <style:style style:name="T3"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ructure du projet</text:p>
      <text:p text:style-name="P4"/>
      <text:p text:style-name="P3">Dans la première version, nous avions organisé le projet avec de nombreux dossiers et nous nous sommes retrouvés avec une arborescence beaucoup trop lourde qui nous handicapait lors du développement nous obligeant à nous déplacé inutilement de dossier en dossier. Nous avons drastiquement réduit cela.</text:p>
      <text:p text:style-name="P3">Nous avons commencé la compilation du projet avec un Makefile. Mais nous avons rapidement décidé de passer à CMake. </text:p>
      <text:p text:style-name="P3">L’utilisation de Cmake, nous obligeai à chaque compilation du projet à nous déplacé dans un dossier build et le clean ne supprimai pas tous les fichiers de configuration. Nous avons donc eu l’idée d’utiliser un Makefile qui utiliserait un script qui ferait cela à notre place. Le Makefile nous permet aussi de supprimer intégralement les fichiers de configuration généré par CMake qui lors du développement pouvais générer des blocages. Grace à cela, nous pouvons compiler simplement et nous retrouvons une archive propre à l’exécution du makeclean.</text:p>
      <text:p text:style-name="P3">Le développement du solveur a apporté un important nombre d’exécutable et de fichiers d’entêtes. Nous avons donc décidé de mettre les fichiers d’entêtes dans un dossier include dédié et de faire de même avec les fichiers du solveur.</text:p>
      <text:p text:style-name="P3">À l’heure actuelle notre structure et notre arborescence, par rapport au cahier des charge, nous semble approprié et claire.</text:p>
      <text:p text:style-name="P3"/>
      <text:p text:style-name="P5">Capture d’écran structure</text:p>
      <text:p text:style-name="P9"/>
      <text:p text:style-name="P10"/>
      <text:p text:style-name="P10"><text:span text:style-name="T2">Utilisation de cmake </text:span></text:p>
      <text:p text:style-name="P8"/>
      <text:p text:style-name="P3"><text:span text:style-name="T3">CMake</text:span> permet d’automatiser la génération de makefile. « Il est comparable au programme Make dans le sens où le processus de construction logicielle est entièrement contrôlé par des fichiers de configuration, appelés CMakeLists.txt dans le cas de CMake. Mais CMake ne produit pas directement le logiciel final, il s'occupe de la génération de fichiers de construction standards : makefiles sous Unix. » (Source Wikipédia) </text:p>
      <text:p text:style-name="P3">CMake est plus souple que Make car il permet de cibler des fichiers en leur attribuant une fonction.</text:p>
      <text:p text:style-name="P3">Par exemple, nous assignons à ce dossier, include, la fonction de contenir les fichiers d’entêtes.</text:p>
      <text:p text:style-name="P3"/>
      <text:p text:style-name="P3">include_directories($(NOMDUPROJET_SOURCE_DIR)/include)</text:p>
      <text:p text:style-name="P3"/>
      <text:p text:style-name="P3">CMake nous permet aussi de généré une commande de test. </text:p>
      <text:p text:style-name="P3"/>
      <text:p text:style-name="P1">add_custom_target(check COMMAND ${CMAKE_CTEST_COMMAND})</text:p>
      <text:p text:style-name="P6"/>
      <text:p text:style-name="P3">Et de donner un temps maximum à leur exécution.</text:p>
      <text:p text:style-name="P3"/>
      <text:p text:style-name="P7">set_tests_properties(test_piece PROPERTIES TIMEOUT 1)</text:p>
      <text:p text:style-name="P7"/>
      <text:p text:style-name="P3">Il permet aussi de généré facilement une librairie. Ici la librairie game.</text:p>
      <text:p text:style-name="P3"/>
      <text:p text:style-name="P7">add_library (game piece.c game.c)</text:p>
      <text:p text:style-name="P11"/>
      <text:p text:style-name="P3">Il permet tout aussi facilement de l’utiliser. </text:p>
      <text:p text:style-name="P3"/>
      <text:p text:style-name="P2">add_executable(jeu main.c)</text:p>
      <text:p text:style-name="P1"><text:soft-page-break/>target_link_libraries(jeu game)</text:p>
      <text:p text:style-name="P6"/>
      <text:p text:style-name="P3">CMake est aussi portable en générant des fichiers de projet Visual Studio sous Windows, même si nous n’avons pas utilisé cette fonctionnalité. Une fois appréhendé, CMake permet d’effectuer des modifications plus rapidement et est moins verbeux que Make. Il est donc plus agréable à l’usage tous en offrant plus de fonctionnali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paragraph-properties fo:margin-top="0.494cm" fo:margin-bottom="0.25cm" loext:contextual-spacing="false" fo:line-height="12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2T20:54:29.471119937</dc:date>
    <meta:editing-duration>PT36S</meta:editing-duration>
    <meta:editing-cycles>1</meta:editing-cycles>
    <meta:document-statistic meta:table-count="0" meta:image-count="0" meta:object-count="0" meta:page-count="2" meta:paragraph-count="22" meta:word-count="418" meta:character-count="2812" meta:non-whitespace-character-count="2411"/>
    <meta:generator>LibreOffice/5.0.5.2$Linux_X86_64 LibreOffice_project/00m0$Build-2</meta:generator>
  </office:meta>
</office:document-meta>
</file>